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officeooo:rsid="000bc25b" officeooo:paragraph-rsid="000bc25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0bc25b" officeooo:paragraph-rsid="000bc25b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0d0ae8" officeooo:paragraph-rsid="000d0ae8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0bc25b" officeooo:paragraph-rsid="000bc25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0bc25b" officeooo:paragraph-rsid="000d0ae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0d0ae8" officeooo:paragraph-rsid="000d0ae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0bc25b" officeooo:paragraph-rsid="000bc25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0d0ae8" officeooo:paragraph-rsid="000bc25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0d0ae8" officeooo:paragraph-rsid="000d0ae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0d0ae8" officeooo:paragraph-rsid="00104f9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04f95" officeooo:paragraph-rsid="00104f9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0bc25b" officeooo:paragraph-rsid="000bc25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0e8838" officeooo:paragraph-rsid="000e883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8pt" style:text-underline-style="none" fo:font-weight="bold" officeooo:rsid="000d0ae8" officeooo:paragraph-rsid="000d0ae8" style:font-size-asian="18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3352"/>
    </style:style>
    <style:style style:name="T3" style:family="text">
      <style:text-properties style:text-underline-style="none" officeooo:rsid="000d0ae8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e4a20"/>
    </style:style>
    <style:style style:name="T6" style:family="text">
      <style:text-properties officeooo:rsid="000e8838"/>
    </style:style>
    <style:style style:name="T7" style:family="text">
      <style:text-properties officeooo:rsid="00104f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216 Assignment 3</text:p>
      <text:p text:style-name="P1">User Interface for Reversi</text:p>
      <text:p text:style-name="P2"/>
      <text:p text:style-name="P4"><text:span text:style-name="T4">Input:</text:span><text:span text:style-name="T1"> <text:s/>Embest board</text:span><text:span text:style-name="T2"> has </text:span><text:span text:style-name="T1">the following for input</text:span></text:p>
      <text:p text:style-name="P7"/>
      <text:p text:style-name="P7">1) Sixteen blue buttons arranged in a keyboard 4 x 4 grid : We will use number 0-7 to input row<text:span text:style-name="T5">s</text:span> and column<text:span text:style-name="T5">s one after the other</text:span>.</text:p>
      <text:p text:style-name="P4"><text:span text:style-name="T1">2) Two black buttons : </text:span><text:span text:style-name="T3">Right black button will be used to reset/start game.</text:span></text:p>
      <text:p text:style-name="P4"/>
      <text:p text:style-name="P4"/>
      <text:p text:style-name="P4">Output:<text:span text:style-name="T1"> Embest board</text:span><text:span text:style-name="T2"> has </text:span><text:span text:style-name="T1">the following for output</text:span></text:p>
      <text:p text:style-name="P6"/>
      <text:p text:style-name="P5"><text:span text:style-name="T1">1) </text:span><text:span text:style-name="T3"><text:s/>Two red LED lights : For illegal input both light will turn on.</text:span></text:p>
      <text:p text:style-name="P4"><text:span text:style-name="T1">2) One LCD display screen, which is a grid of 40 columns by 15 rows of individual cells : </text:span><text:span text:style-name="T3">This will be used to display the game board.</text:span></text:p>
      <text:p text:style-name="P13"><text:span text:style-name="T3">3</text:span><text:span text:style-name="T1">) LCD will show whos turn is it and row or column has to be entered.</text:span></text:p>
      <text:p text:style-name="P8"/>
      <text:p text:style-name="P3">Procedure:<text:span text:style-name="T1"> </text:span></text:p>
      <text:p text:style-name="P9">1) Game starts when Right black button is pressed.</text:p>
      <text:p text:style-name="P10">2) <text:span text:style-name="T7">LCD</text:span> will show whose turn it is <text:span text:style-name="T6">and row or column has to be entered </text:span>.</text:p>
      <text:p text:style-name="P9">3) LCD will keep showing what is the configuration of the board <text:span text:style-name="T7">and what places are possible to place a disk.</text:span></text:p>
      <text:p text:style-name="P9">4) When LCD displays score <text:span text:style-name="T7">for</text:span> <text:span text:style-name="T6">the whole game</text:span></text:p>
      <text:p text:style-name="P11">5) incase of stalemate a string “stalemate is printed on screen”</text:p>
      <text:p text:style-name="P11">6) If one player cant do any legal move other player is given the ch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5:34:47.510840696</meta:creation-date>
    <dc:date>2018-01-31T23:29:02.213166569</dc:date>
    <meta:editing-duration>PT5M14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1" meta:paragraph-count="16" meta:word-count="205" meta:character-count="1039" meta:non-whitespace-character-count="847"/>
  </office:meta>
</office:document-meta>
</file>